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0a492f" officeooo:paragraph-rsid="000a4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strz Gry</text:h>
      <text:p text:style-name="P1">Jeden z graczy wciela sięw Mistrza Gry (MG). MG jest odpowiedzialny za całą rozgrywkę – to po trosze pisarz, scenarzysta i sędzia. MG tworzy przygody dla herosów, wciela sięw złoczyńców i postaci drugiego planu, opisuje świat graczom i decyduje o tym, jak kończą się akcje bohaterów bazując na rzutach kośćmi i zasadach gry. To ważna praca, ale tekże bardzo wynagradzająca, gdyż MG tworzy świat i wszystkie w nim postaci, wraz z wymyślaniem ciekawych i ekscytujących historii.</text:p>
      <text:p text:style-name="P1">Jeśi zamierzasz być MG, powineinem przeczytać uważnie wszystkie te pliki. Powinieneś mieć znajomość zasad w małym palcu, gdyż będziesz je interpretował dla swoich graczy by określić, co siędzieje w grze. Pomożesz także graczom w tworzeniu ich własnych BG, upewniając się, że pasują do świata i że mają potencjał do opowiadania ekscytujących historii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05:47:42.414000000</dc:date>
    <meta:editing-duration>PT19M55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" meta:word-count="129" meta:character-count="836" meta:non-whitespace-character-count="709"/>
  </office:meta>
</office:document-meta>
</file>